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scadia Code" svg:font-family="'Cascadia Code'" style:font-pitch="fixed"/>
    <style:font-face style:name="Cascadia Code1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el" fo:country="G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language="el" fo:country="GR"/>
    </style:style>
    <style:style style:name="P3" style:family="paragraph" style:parent-style-name="Standard">
      <style:paragraph-properties fo:text-align="start" style:justify-single-word="false"/>
      <style:text-properties style:font-name="Calibri" fo:language="el" fo:country="GR" officeooo:rsid="001c0991" officeooo:paragraph-rsid="001c0991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language="el" fo:country="GR" officeooo:rsid="001c0991" officeooo:paragraph-rsid="001c0991"/>
    </style:style>
    <style:style style:name="P5" style:family="paragraph" style:parent-style-name="Standard">
      <style:paragraph-properties fo:text-align="start" style:justify-single-word="false"/>
      <style:text-properties style:font-name="Calibri" fo:language="el" fo:country="GR" officeooo:rsid="001c0991" officeooo:paragraph-rsid="001dd7e7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language="el" fo:country="GR" officeooo:rsid="001c5907" officeooo:paragraph-rsid="001c5907"/>
    </style:style>
    <style:style style:name="P7" style:family="paragraph" style:parent-style-name="Standard">
      <style:paragraph-properties fo:text-align="start" style:justify-single-word="false"/>
      <style:text-properties style:font-name="Calibri" fo:language="el" fo:country="GR" officeooo:rsid="001c5907" officeooo:paragraph-rsid="001c5907"/>
    </style:style>
    <style:style style:name="P8" style:family="paragraph" style:parent-style-name="Standard">
      <style:paragraph-properties fo:text-align="start" style:justify-single-word="false"/>
      <style:text-properties style:font-name="Calibri" fo:language="el" fo:country="GR" officeooo:rsid="001c5907" officeooo:paragraph-rsid="001d7614"/>
    </style:style>
    <style:style style:name="P9" style:family="paragraph" style:parent-style-name="Standard">
      <style:paragraph-properties fo:text-align="start" style:justify-single-word="false"/>
      <style:text-properties style:font-name="Calibri" fo:language="el" fo:country="GR" officeooo:rsid="0020851c" officeooo:paragraph-rsid="002181b8"/>
    </style:style>
    <style:style style:name="P10" style:family="paragraph" style:parent-style-name="Standard">
      <style:paragraph-properties fo:text-align="start" style:justify-single-word="false"/>
      <style:text-properties style:font-name="Calibri" fo:language="el" fo:country="GR" officeooo:rsid="0022bd15" officeooo:paragraph-rsid="0022bd15"/>
    </style:style>
    <style:style style:name="P11" style:family="paragraph" style:parent-style-name="Standard">
      <style:paragraph-properties fo:text-align="center" style:justify-single-word="false"/>
      <style:text-properties style:font-name="Calibri" fo:language="el" fo:country="GR" officeooo:rsid="0023de36" officeooo:paragraph-rsid="0023de36"/>
    </style:style>
    <style:style style:name="P12" style:family="paragraph" style:parent-style-name="Standard">
      <style:paragraph-properties fo:text-align="start" style:justify-single-word="false"/>
      <style:text-properties style:font-name="Calibri" fo:font-size="8pt" fo:language="el" fo:country="GR" officeooo:rsid="001c0991" officeooo:paragraph-rsid="001c0991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language="el" fo:country="GR" style:font-size-asian="8pt" style:font-size-complex="8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officeooo:rsid="001c5907" officeooo:paragraph-rsid="001c5907"/>
    </style:style>
    <style:style style:name="P15" style:family="paragraph" style:parent-style-name="Standard">
      <style:paragraph-properties fo:text-align="start" style:justify-single-word="false"/>
      <style:text-properties style:font-name="Calibri" officeooo:rsid="001c5907" officeooo:paragraph-rsid="001c5907"/>
    </style:style>
    <style:style style:name="T1" style:family="text">
      <style:text-properties officeooo:rsid="001bdd67"/>
    </style:style>
    <style:style style:name="T2" style:family="text">
      <style:text-properties officeooo:rsid="001d7614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c0991"/>
    </style:style>
    <style:style style:name="T5" style:family="text">
      <style:text-properties officeooo:rsid="001dd7e7"/>
    </style:style>
    <style:style style:name="T6" style:family="text">
      <style:text-properties officeooo:rsid="001f275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275b" style:font-style-asian="italic" style:font-style-complex="italic"/>
    </style:style>
    <style:style style:name="T9" style:family="text">
      <style:text-properties fo:font-style="italic" officeooo:rsid="002181b8" style:font-style-asian="italic" style:font-style-complex="italic"/>
    </style:style>
    <style:style style:name="T10" style:family="text">
      <style:text-properties fo:font-style="italic" officeooo:rsid="0023205b" style:font-style-asian="italic" style:font-style-complex="italic"/>
    </style:style>
    <style:style style:name="T11" style:family="text">
      <style:text-properties fo:font-style="italic" fo:font-weight="bold" officeooo:rsid="001d761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0851c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dd7e7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3205b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7614" style:font-weight-asian="bold" style:font-weight-complex="bold"/>
    </style:style>
    <style:style style:name="T17" style:family="text">
      <style:text-properties fo:font-weight="bold" officeooo:rsid="001dd7e7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81b8" style:font-style-asian="normal" style:font-style-complex="normal"/>
    </style:style>
    <style:style style:name="T20" style:family="text">
      <style:text-properties fo:font-style="normal" officeooo:rsid="0022bd15" style:font-style-asian="normal" style:font-style-complex="normal"/>
    </style:style>
    <style:style style:name="T21" style:family="text">
      <style:text-properties officeooo:rsid="0023205b"/>
    </style:style>
    <style:style style:name="T22" style:family="text">
      <style:text-properties officeooo:rsid="002495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ία στο μάθημα Εξόρυξης Δεδομένων</text:p>
      <text:p text:style-name="P13"><text:s/></text:p>
      <text:p text:style-name="P1">Κωνσταντίνος Χαφής <text:span text:style-name="T1">it22120</text:span></text:p>
      <text:p text:style-name="P13"><text:s/></text:p>
      <text:p text:style-name="P11">Δεκέμβριος 2024</text:p>
      <text:p text:style-name="P2"/>
      <text:p text:style-name="P5">Α) Για τη προεπεξεργασία των δεδομένων επέλεξα τις εξής διαφορετικές τεχνικές για τα δεδομένα:</text:p>
      <text:p text:style-name="P3"><text:s text:c="2"/></text:p>
      <text:p text:style-name="P3"><text:s text:c="2"/>Preprocessing:</text:p>
      <text:p text:style-name="P12"><text:s/></text:p>
      <text:list text:style-name="L1">
        <text:list-item>
          <text:p text:style-name="P4">Duplicate <text:span text:style-name="T21">sample</text:span> removal</text:p>
        </text:list-item>
        <text:list-item>
          <text:p text:style-name="P4"><text:span text:style-name="T21">Sample</text:span> removal with high amount of nan values</text:p>
        </text:list-item>
        <text:list-item>
          <text:p text:style-name="P4"><text:span text:style-name="T21">Feature</text:span> removal with high amount of nan values</text:p>
        </text:list-item>
        <text:list-item>
          <text:p text:style-name="P4">Fill remaining nan values</text:p>
        </text:list-item>
        <text:list-item>
          <text:p text:style-name="P4"><text:span text:style-name="T21">Feature </text:span>Binning</text:p>
        </text:list-item>
        <text:list-item>
          <text:p text:style-name="P4">Feature correlation<text:span text:style-name="T22">c</text:span></text:p>
        </text:list-item>
        <text:list-item>
          <text:p text:style-name="P4">Deskewing</text:p>
        </text:list-item>
        <text:list-item>
          <text:p text:style-name="P4">Normalization</text:p>
        </text:list-item>
        <text:list-item>
          <text:p text:style-name="P4">Feature Selection / Expansion</text:p>
        </text:list-item>
      </text:list>
      <text:p text:style-name="P3"/>
      <text:p text:style-name="P3"><text:s text:c="2"/>Postprocessing (after split):<text:span text:style-name="T4"/></text:p>
      <text:p text:style-name="P12"><text:s/></text:p>
      <text:list text:style-name="L2">
        <text:list-item>
          <text:p text:style-name="P14"><text:span text:style-name="T4">R</text:span><text:span text:style-name="T3">emoval of rows with outliers</text:span></text:p>
        </text:list-item>
        <text:list-item>
          <text:p text:style-name="P6">SMOTE</text:p>
        </text:list-item>
      </text:list>
      <text:p text:style-name="P15"><text:span text:style-name="T3"/></text:p>
      <text:p text:style-name="P7">Κάθε μια απο αυτές τις μεθόδους ελέγχθηκαν ξεχωριστά και με διαφορετικά <text:span text:style-name="T15">thresholds</text:span> ή/και <text:span text:style-name="T15">υπο-μεθόδους</text:span>.</text:p>
      <text:p text:style-name="P8">Συγκεκριμένα στο αρχείο <text:span text:style-name="T11">preprocessing_permutations.</text:span><text:span text:style-name="T12">py</text:span><text:span text:style-name="T16"> </text:span><text:span text:style-name="T2">έχω υλοποιήσει μεθόδους για την δημιουργεία ενός </text:span><text:span text:style-name="T16">iterable</text:span><text:span text:style-name="T2"> με όλες τους πιθανούς συνδυασμούς με input τις διαφορετικές τεχνικές επεξεργασίας και όλες τις υπο-μεθόδους τους που θέλω να ελέγξω.</text:span></text:p>
      <text:p text:style-name="P3"/>
      <text:p text:style-name="P3">Τώρα για την επιλογή του κατάλληλου <text:span text:style-name="T5">classifier (ταξινομητή), κατέληξα εμπειρικά, και μετά από πάρα πολλές δοκιμές, στο συμπέρασμα πως ο classifier </text:span><text:span text:style-name="T13">HistGradientBoostingClassifier</text:span><text:span text:style-name="T17"> </text:span><text:span text:style-name="T5">είναι ο πιο αποδοτικός, όπου μπορούσε </text:span><text:span text:style-name="T6">να δώσει </text:span><text:span text:style-name="T8">f1-score</text:span><text:span text:style-name="T6"> για την πρώτη κλάση πάνω από 65-70%.</text:span></text:p>
      <text:p text:style-name="P3"/>
      <text:p text:style-name="P9">Ωστόσο, παρατηρήθηκε μια απόκλιση του <text:span text:style-name="T7">f1-score </text:span><text:span text:style-name="T18">κάθε φορά που έτρεχε το πρόγραμμα, λόγω της τυχαίοτητας του </text:span><text:span text:style-name="T7">shuffle </text:span><text:span text:style-name="T19">στο </text:span><text:span text:style-name="T9">train_test_split </text:span><text:span text:style-name="T19">που έδεινε κάθε φορά διαφορετικό πλήθος δεδομένων, που ανοίκαν στην πρώτη κλάση, η οποία έχει ήδη πολύ λίγα δείγματα.</text:span><text:span text:style-name="T18"> </text:span></text:p>
      <text:p text:style-name="P9"><text:span text:style-name="T19">Για τον λόγω αυτό </text:span><text:span text:style-name="T18">κατέληξα </text:span><text:span text:style-name="T19">να τρέχω τον ταξινομητή, με διαφορετικό </text:span><text:span text:style-name="T9">train_test_split</text:span><text:span text:style-name="T19">, συνολικά 100 φορές που ήταν αρκετό για να βρώ ένα μέσο όρο </text:span><text:span text:style-name="T20">και τυπική απόκλιση,</text:span><text:span text:style-name="T19"> για την απόδοση το</text:span><text:span text:style-name="T20">υ</text:span><text:span text:style-name="T19"> ταξινομητή.</text:span></text:p>
      <text:p text:style-name="P9"><text:span text:style-name="T19"/></text:p>
      <text:p text:style-name="P10">Αρχικά δοκίμασα έναν ταξινομητή που είχε παραμέτρους τοποθετημένους από εμένα. Ξάνα όμως η επιλογή τους έγινε εμπειρικά και μετά πολλές δοκιμές. <text:span text:style-name="T21">Ωστόσο για την τελική εξαγωγή τον καλύτερων παραμέτρων χρησιμοποίησα τη μέθοδο </text:span><text:span text:style-name="T14">GridSearchCV</text:span><text:span text:style-name="T21">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scadia Code" svg:font-family="'Cascadia Code'" style:font-pitch="fixed"/>
    <style:font-face style:name="Cascadia Code1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9:03:55.481931198</meta:creation-date>
    <dc:date>2024-12-26T21:48:23.824342518</dc:date>
    <meta:editing-duration>PT1H48M33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265" meta:character-count="1799" meta:non-whitespace-character-count="1557"/>
  </office:meta>
</office:document-meta>
</file>